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0.91cm"/>
    </style:style>
    <style:style style:name="co7" style:family="table-column">
      <style:table-column-properties fo:break-before="auto" style:column-width="1.73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cccccc" fo:border="0.06pt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6pt solid #000000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#cccccc"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fo:border="0.06pt solid #000000"/>
      <style:text-properties style:font-name="Calibri1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1" office:value-type="string" calcext:value-type="string">
            <text:p>N° de série</text:p>
          </table:table-cell>
          <table:table-cell table:style-name="ce8" table:number-columns-spanned="2" table:number-rows-spanned="1"/>
          <table:covered-table-cell table:style-name="ce14"/>
          <table:table-cell table:number-columns-repeated="1021"/>
        </table:table-row>
        <table:table-row table:style-name="ro2">
          <table:table-cell table:style-name="ce1" office:value-type="string" calcext:value-type="string">
            <text:p>Désignation</text:p>
          </table:table-cell>
          <table:table-cell table:style-name="ce9" office:value-type="string" calcext:value-type="string">
            <text:p>Qte</text:p>
          </table:table-cell>
          <table:table-cell table:style-name="ce14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que alu 3mm 240x210mm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Bouleau 9mm 210x210mm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Plaque verre 240x210mm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Plaque alu 3mm 73x70mm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Pièces imprimées (cf autre onglet)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SANGUINOLOLU_CASE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SANGUINOLOLU_TOP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Kit carte électronique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 calcext:value-type="string">
            <text:p>Alimentation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Moteur NEMA14</text:p>
          </table:table-cell>
          <table:table-cell table:style-name="ce10" office:value-type="float" office:value="2" calcext:value-type="float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Moteur NEMA17</text:p>
          </table:table-cell>
          <table:table-cell table:style-name="ce10" office:value-type="float" office:value="3" calcext:value-type="float">
            <text:p>3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 calcext:value-type="string">
            <text:p>Câble NEMA17 200m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 calcext:value-type="string">
            <text:p>Câble NEMA17 900m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 calcext:value-type="string">
            <text:p>Câble NEMA17 1300m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 office:value-type="string" calcext:value-type="string">
            <text:p>Hot end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 office:value-type="string" calcext:value-type="string">
            <text:p>Ventilateur Akasa Led 40mm AK-160BL-S</text:p>
          </table:table-cell>
          <table:table-cell table:style-name="ce11" office:value-type="float" office:value="2" calcext:value-type="float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 calcext:value-type="string">
            <text:p>Fermeture grenouille cadenassable</text:p>
          </table:table-cell>
          <table:table-cell table:style-name="ce11" office:value-type="float" office:value="4" calcext:value-type="float">
            <text:p>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Tube 12mm 415mm</text:p>
          </table:table-cell>
          <table:table-cell table:style-name="ce11" office:value-type="float" office:value="4" calcext:value-type="float">
            <text:p>4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 calcext:value-type="string">
            <text:p>Tige filetée M5 inox A2 roulée 345mm</text:p>
          </table:table-cell>
          <table:table-cell table:style-name="ce11" office:value-type="float" office:value="2" calcext:value-type="float">
            <text:p>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 calcext:value-type="string">
            <text:p>Arbre acier 10mm 425mm</text:p>
          </table:table-cell>
          <table:table-cell table:style-name="ce11" office:value-type="float" office:value="2" calcext:value-type="float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Arbre acier 8mm 315mm</text:p>
          </table:table-cell>
          <table:table-cell table:style-name="ce11" office:value-type="float" office:value="2" calcext:value-type="float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Thermistance 100K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Ampoule LED précablée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Embase IEC mâle avec inter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Fusible 1A 5x20mm</text:p>
          </table:table-cell>
          <table:table-cell table:style-name="ce10" office:value-type="float" office:value="2" calcext:value-type="float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Résistance de puissance 2,2ohms 10W</text:p>
          </table:table-cell>
          <table:table-cell table:style-name="ce10" office:value-type="float" office:value="9" calcext:value-type="float">
            <text:p>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Bande d'adhésif thermique</text:p>
          </table:table-cell>
          <table:table-cell table:style-name="ce10" office:value-type="float" office:value="1.5" calcext:value-type="float">
            <text:p>1,5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5" office:value-type="string" calcext:value-type="string">
            <text:p>Cablewrap 6mm</text:p>
          </table:table-cell>
          <table:table-cell table:style-name="ce12" office:value-type="float" office:value="2" calcext:value-type="float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 office:value-type="string" calcext:value-type="string">
            <text:p>Colliers nylon 200mm</text:p>
          </table:table-cell>
          <table:table-cell table:style-name="ce12" office:value-type="float" office:value="30" calcext:value-type="float">
            <text:p>3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 office:value-type="string" calcext:value-type="string">
            <text:p>Colliers nylon 100mm</text:p>
          </table:table-cell>
          <table:table-cell table:style-name="ce12" office:value-type="float" office:value="10" calcext:value-type="float">
            <text:p>1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Câble RJ45 </text:p>
          </table:table-cell>
          <table:table-cell table:style-name="ce10" office:value-type="float" office:value="2" calcext:value-type="float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Câble double 0,75mm²</text:p>
          </table:table-cell>
          <table:table-cell table:style-name="ce10" office:value-type="float" office:value="2" calcext:value-type="float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Câble terre 1mm²</text:p>
          </table:table-cell>
          <table:table-cell table:style-name="ce10" office:value-type="float" office:value="0.1" calcext:value-type="float">
            <text:p>0,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 calcext:value-type="string">
            <text:p>gaîne thermo 2mm (au mètre)</text:p>
          </table:table-cell>
          <table:table-cell table:style-name="ce10" office:value-type="float" office:value="0.5" calcext:value-type="float">
            <text:p>0,5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 calcext:value-type="string">
            <text:p>Timing belt 840mm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 calcext:value-type="string">
            <text:p>Timing belt 680mm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Pince double clip métal</text:p>
          </table:table-cell>
          <table:table-cell table:style-name="ce11" office:value-type="float" office:value="4" calcext:value-type="float">
            <text:p>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Poulie aluminium</text:p>
          </table:table-cell>
          <table:table-cell table:style-name="ce11" office:value-type="float" office:value="2" calcext:value-type="float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LM8UU</text:p>
          </table:table-cell>
          <table:table-cell table:style-name="ce11" office:value-type="float" office:value="3" calcext:value-type="float">
            <text:p>3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LM10UU</text:p>
          </table:table-cell>
          <table:table-cell table:style-name="ce11" office:value-type="float" office:value="3" calcext:value-type="float">
            <text:p>3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3" office:value-type="string" calcext:value-type="string">
            <text:p>Palier Igus GFM-121418-10</text:p>
          </table:table-cell>
          <table:table-cell table:style-name="ce11" office:value-type="float" office:value="8" calcext:value-type="float">
            <text:p>8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3" office:value-type="string" calcext:value-type="string">
            <text:p>608ZZ ball bearing</text:p>
          </table:table-cell>
          <table:table-cell table:style-name="ce11" office:value-type="float" office:value="5" calcext:value-type="float">
            <text:p>5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Ressorts</text:p>
          </table:table-cell>
          <table:table-cell table:style-name="ce11" office:value-type="float" office:value="6" calcext:value-type="float">
            <text:p>6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Pignon laiton d'entraînement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 calcext:value-type="string">
            <text:p>Vis M3x8mm</text:p>
          </table:table-cell>
          <table:table-cell table:style-name="ce13" office:value-type="float" office:value="7" calcext:value-type="float">
            <text:p>7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Vis M3x10mm</text:p>
          </table:table-cell>
          <table:table-cell table:style-name="ce13" office:value-type="float" office:value="17" calcext:value-type="float">
            <text:p>17</text:p>
          </table:table-cell>
          <table:table-cell table:style-name="ce15" office:value-type="string" calcext:value-type="string">
            <text:p>15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Vis M3x20mm</text:p>
          </table:table-cell>
          <table:table-cell table:style-name="ce13" office:value-type="float" office:value="40" calcext:value-type="float">
            <text:p>40</text:p>
          </table:table-cell>
          <table:table-cell table:style-name="ce15" office:value-type="string" calcext:value-type="string">
            <text:p>48,5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Vis M3x25mm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Vis M3x30mm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Vis M3x40mm</text:p>
          </table:table-cell>
          <table:table-cell table:style-name="ce13" office:value-type="float" office:value="12" calcext:value-type="float">
            <text:p>1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Vis M3x60mm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Vis M3x16mm tête fraisée</text:p>
          </table:table-cell>
          <table:table-cell table:style-name="ce13" office:value-type="float" office:value="46" calcext:value-type="float">
            <text:p>46</text:p>
          </table:table-cell>
          <table:table-cell table:style-name="ce15" office:value-type="string" calcext:value-type="string">
            <text:p>36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Vis M3x20mm tête fraisée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Vis M3x40mm tête fraisée</text:p>
          </table:table-cell>
          <table:table-cell table:style-name="ce13" office:value-type="float" office:value="6" calcext:value-type="float">
            <text:p>6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Vis agglo 4x20mm tête bombée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Vis agglo 4x20mm tête fraisée</text:p>
          </table:table-cell>
          <table:table-cell table:style-name="ce13" office:value-type="float" office:value="2" calcext:value-type="float">
            <text:p>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Rondelles M4 standards</text:p>
          </table:table-cell>
          <table:table-cell table:style-name="ce13" office:value-type="float" office:value="4" calcext:value-type="float">
            <text:p>4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 office:value-type="string" calcext:value-type="string">
            <text:p>Vis agglo 3x12mm tête fraisée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Rondelles M3 larges</text:p>
          </table:table-cell>
          <table:table-cell table:style-name="ce13" office:value-type="float" office:value="50" calcext:value-type="float">
            <text:p>50</text:p>
          </table:table-cell>
          <table:table-cell table:style-name="ce15" office:value-type="string" calcext:value-type="string">
            <text:p>30,8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Rondelles M3 standards</text:p>
          </table:table-cell>
          <table:table-cell table:style-name="ce13" office:value-type="float" office:value="94" calcext:value-type="float">
            <text:p>94</text:p>
          </table:table-cell>
          <table:table-cell table:style-name="ce16" office:value-type="string" calcext:value-type="string">
            <text:p>21g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croux nylstop M3</text:p>
          </table:table-cell>
          <table:table-cell table:style-name="ce13" office:value-type="float" office:value="17" calcext:value-type="float">
            <text:p>17</text:p>
          </table:table-cell>
          <table:table-cell table:style-name="ce15" office:value-type="string" calcext:value-type="string">
            <text:p>7g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croux M3</text:p>
          </table:table-cell>
          <table:table-cell table:style-name="ce13" office:value-type="float" office:value="154" calcext:value-type="float">
            <text:p>154</text:p>
          </table:table-cell>
          <table:table-cell table:style-name="ce15" office:value-type="string" calcext:value-type="string">
            <text:p>49,6g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crous M8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6" office:value-type="string" calcext:value-type="string">
            <text:p>Ecrou M8 papillon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6" office:value-type="string" calcext:value-type="string">
            <text:p>Ecrou M5</text:p>
          </table:table-cell>
          <table:table-cell table:style-name="ce13" office:value-type="float" office:value="2" calcext:value-type="float">
            <text:p>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 calcext:value-type="string">
            <text:p>Tige filetée M8 25mm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 calcext:value-type="string">
            <text:p>Vis M8 100mm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s" table:style-name="ta1">
        <table:table-column table:style-name="co5" table:default-cell-style-name="ce18"/>
        <table:table-column table:style-name="co6" table:default-cell-style-name="ce21"/>
        <table:table-column table:style-name="co7" table:default-cell-style-name="ce19"/>
        <table:table-column table:style-name="co4" table:number-columns-repeated="1021" table:default-cell-style-name="Default"/>
        <table:table-row table:style-name="ro3">
          <table:table-cell table:style-name="ce17" office:value-type="string" calcext:value-type="string">
            <text:p>Pièces</text:p>
          </table:table-cell>
          <table:table-cell table:style-name="ce20" office:value-type="string" calcext:value-type="string">
            <text:p>Qte</text:p>
          </table:table-cell>
          <table:table-cell table:style-name="ce23"/>
          <table:table-cell table:style-name="ce24" table:number-columns-repeated="1021"/>
        </table:table-row>
        <table:table-row table:style-name="ro4">
          <table:table-cell office:value-type="string" calcext:value-type="string">
            <text:p>BASE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IOT_Y_LM10UU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IP_ENDSTOP_Y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IP_PLATEA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UPLAGE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TIQUET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XTRUDEU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XTRUDEUR_SUPPORT_608ZZ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X_CHARIOT_X_1LM8UU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X_CHARIOT_X_2LM8UU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X_MOTEUR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XATION_PORTIQU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XATION_PORTIQUE_ENDSTOP_Z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LETTE_GRANDE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LETTE_PETIT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QUE_ARRIER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QUE_SERRAGE_FLAN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ANGEMENT_PORTIQU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TOUR_608ZZ_HTD3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TOUR_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TOUR_Y_BA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TOUR_Y_TO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ONDELLE_PLATEAU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ANGUINOLOLU_CA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ANGUINOLOLU_TO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PPORT_AXE_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PPORT_AXE_Y_10MM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style-name="ce19" office:value-type="string" calcext:value-type="string">
            <text:p>SUPPORT_BOBINE_BAS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style-name="ce19" office:value-type="string" calcext:value-type="string">
            <text:p>SUPPORT_BOBINE_HAUT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PPORT_ENDSTOP_X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PPORT_FAN_X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OP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1" table:target-range-address="'Printed Parts'.A2:'Printed Parts'.B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 style:data-style-name="N2" text:time-value="0000-00-00T18:13:36.9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initial-creator/>
    <meta:creation-date>2006-09-16T00:00:00Z</meta:creation-date>
    <dc:date>2014-03-23T18:16:44.378000000</dc:date>
    <meta:editing-duration>P8DT20H37M10S</meta:editing-duration>
    <meta:editing-cycles>667</meta:editing-cycles>
    <meta:print-date>2014-01-20T08:59:47.77</meta:print-date>
    <meta:document-statistic meta:table-count="2" meta:cell-count="217" meta:object-count="0"/>
  </office:meta>
</office:document-meta>
</file>